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d08e9" officeooo:paragraph-rsid="000d08e9"/>
    </style:style>
    <style:style style:name="P2" style:family="paragraph" style:parent-style-name="Heading_20_3">
      <style:text-properties officeooo:rsid="000d08e9" officeooo:paragraph-rsid="000d08e9"/>
    </style:style>
    <style:style style:name="P3" style:family="paragraph" style:parent-style-name="Text_20_body">
      <style:text-properties officeooo:rsid="000d08e9" officeooo:paragraph-rsid="000d08e9"/>
    </style:style>
    <style:style style:name="T1" style:family="text">
      <style:text-properties fo:color="#c9211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e62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bido memory (concept)</text:h>
      <text:p text:style-name="P3">Does libido based memory exist? If it doesn’t, should it be a cybernetic upgrade?</text:p>
      <text:h text:style-name="P1" text:outline-level="2">About</text:h>
      <text:p text:style-name="P3">Libido memory is the memory involved in sexual interactions with oneself or others, and the control, history, and maintenance of sexual arousal.</text:p>
      <text:h text:style-name="P2" text:outline-level="3">Document info</text:h>
      <text:p text:style-name="P3">Document version: 1 (Sunday, May 30<text:span text:style-name="T2">th</text:span> 2021 at 9:5<text:span text:style-name="T4">8</text:span> pm)</text:p>
      <text:p text:style-name="P3"><text:span text:style-name="T1">[Faux ad]</text:span> Stop thinking with your dick, turn Libido memory off with ^iagra, the opposite of Viagra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21:55:03.277705913</meta:creation-date>
    <dc:date>2021-05-30T21:58:41.860417309</dc:date>
    <meta:editing-duration>PT3M38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7" meta:word-count="69" meta:character-count="418" meta:non-whitespace-character-count="356"/>
  </office:meta>
</office:document-meta>
</file>